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8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6" table:formula="of:=SUM([.J4:.J29])" office:value-type="float" office:value="271230" calcext:value-type="float">
            <text:p>271230</text:p>
          </table:table-cell>
          <table:table-cell/>
          <table:table-cell table:style-name="ce26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6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6"/>
          <table:table-cell table:style-name="ce26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6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66" table:number-columns-repeated="2"/>
          <table:table-cell table:number-columns-repeated="3"/>
        </table:table-row>
        <table:table-row table:style-name="ro3">
          <table:table-cell table:style-name="ce5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1000" calcext:value-type="float">
            <text:p>11000</text:p>
          </table:table-cell>
          <table:table-cell table:style-name="ce26" table:formula="of:=SUM([.B3:.F3])" office:value-type="float" office:value="33300" calcext:value-type="float">
            <text:p>333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style-name="ce87"/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6"/>
          <table:table-cell table:formula="of:=SUM([.A30:.C30])" office:value-type="float" office:value="949.81884057971" calcext:value-type="float">
            <text:p>9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770-370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office:value-type="float" office:value="66000" calcext:value-type="float">
            <text:p>66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E30];[.F30])" office:value-type="float" office:value="500" calcext:value-type="float">
            <text:p>500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table:style-name="ce36"/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table:formula="of:=SUM([.B30])" office:value-type="float" office:value="454.166666666667" calcext:value-type="float">
            <text:p>454.1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6"/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style-name="ce26" table:formula="of:=SUM([.G4:.G29])" office:value-type="float" office:value="23300" calcext:value-type="float">
            <text:p>233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26" table:formula="of:=SUM([.I4:.I30])" office:value-type="float" office:value="159400" calcext:value-type="float">
            <text:p>159400</text:p>
          </table:table-cell>
          <table:table-cell/>
          <table:table-cell table:style-name="ce26"/>
          <table:table-cell/>
          <table:table-cell table:style-name="ce26" table:formula="of:=SUM([.M3:.M30])" office:value-type="float" office:value="140000" calcext:value-type="float">
            <text:p>14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4:06:07.161910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10T14:07:07.564709731</dc:date>
    <meta:editing-duration>P13DT8H15M35S</meta:editing-duration>
    <meta:editing-cycles>3722</meta:editing-cycles>
    <meta:generator>LibreOffice/4.2.8.2$Linux_X86_64 LibreOffice_project/420m0$Build-2</meta:generator>
    <meta:document-statistic meta:table-count="24" meta:cell-count="11389" meta:object-count="0"/>
  </office:meta>
</office:document-meta>
</file>